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Comma" style:data-style-name="N118">
      <style:table-cell-properties fo:background-color="#f2dc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1" table:number-columns-repeated="2" table:default-cell-style-name="ce2"/>
        <table:table-row table:style-name="ro1">
          <table:table-cell table:style-name="Default"/>
          <table:table-cell table:style-name="ce2" office:value-type="string" office:string-value="CLO" calcext:value-type="string">
            <text:p>CLO </text:p>
          </table:table-cell>
          <table:table-cell table:style-name="ce2" office:value-type="string" office:string-value="RLO" calcext:value-type="string">
            <text:p>RLO </text:p>
          </table:table-cell>
          <table:table-cell table:style-name="ce2" office:value-type="string" office:string-value="RRU" calcext:value-type="string">
            <text:p>RRU </text:p>
          </table:table-cell>
          <table:table-cell table:style-name="ce2" office:value-type="string" office:string-value="JGZ" calcext:value-type="string">
            <text:p>JGZ </text:p>
          </table:table-cell>
          <table:table-cell table:number-columns-repeated="2"/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045454545" calcext:value-type="float">
            <text:p>0.045 <text:s text:c="3"/></text:p>
          </table:table-cell>
          <table:table-cell office:value-type="float" office:value="0.35353535" calcext:value-type="float">
            <text:p>0.354 <text:s text:c="3"/></text:p>
          </table:table-cell>
          <table:table-cell office:value-type="float" office:value="0.42105263" calcext:value-type="float">
            <text:p>0.421 <text:s text:c="3"/></text:p>
          </table:table-cell>
          <table:table-cell office:value-type="float" office:value="0.03030303" calcext:value-type="float">
            <text:p>0.030 <text:s text:c="3"/></text:p>
          </table:table-cell>
          <table:table-cell table:formula="of:=AVERAGE([.B2:.E2])" office:value-type="float" office:value="0.21258638875" calcext:value-type="float">
            <text:p>0.213 <text:s text:c="3"/></text:p>
          </table:table-cell>
          <table:table-cell table:formula="of:=COM.MICROSOFT.STDEV.S([.B2:.E2])" office:value-type="float" office:value="0.203703264162043" calcext:value-type="float">
            <text:p>0.204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03030303" calcext:value-type="float">
            <text:p>0.030 <text:s text:c="3"/></text:p>
          </table:table-cell>
          <table:table-cell office:value-type="float" office:value="0.4040404" calcext:value-type="float">
            <text:p>0.404 <text:s text:c="3"/></text:p>
          </table:table-cell>
          <table:table-cell office:value-type="float" office:value="0.13157895" calcext:value-type="float">
            <text:p>0.132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3:.E3])" office:value-type="float" office:value="0.141480595" calcext:value-type="float">
            <text:p>0.141 <text:s text:c="3"/></text:p>
          </table:table-cell>
          <table:table-cell table:formula="of:=COM.MICROSOFT.STDEV.S([.B3:.E3])" office:value-type="float" office:value="0.183859460364184" calcext:value-type="float">
            <text:p>0.184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037878788" calcext:value-type="float">
            <text:p>0.038 <text:s text:c="3"/></text:p>
          </table:table-cell>
          <table:table-cell office:value-type="float" office:value="0.22222222" calcext:value-type="float">
            <text:p>0.222 <text:s text:c="3"/></text:p>
          </table:table-cell>
          <table:table-cell office:value-type="float" office:value="0.10526316" calcext:value-type="float">
            <text:p>0.105 <text:s text:c="3"/></text:p>
          </table:table-cell>
          <table:table-cell office:value-type="float" office:value="0.03030303" calcext:value-type="float">
            <text:p>0.030 <text:s text:c="3"/></text:p>
          </table:table-cell>
          <table:table-cell table:formula="of:=AVERAGE([.B4:.E4])" office:value-type="float" office:value="0.0989167995" calcext:value-type="float">
            <text:p>0.099 <text:s text:c="3"/></text:p>
          </table:table-cell>
          <table:table-cell table:formula="of:=COM.MICROSOFT.STDEV.S([.B4:.E4])" office:value-type="float" office:value="0.0888406649178761" calcext:value-type="float">
            <text:p>0.089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053030303" calcext:value-type="float">
            <text:p>0.053 <text:s text:c="3"/></text:p>
          </table:table-cell>
          <table:table-cell office:value-type="float" office:value="0.43434343" calcext:value-type="float">
            <text:p>0.434 <text:s text:c="3"/></text:p>
          </table:table-cell>
          <table:table-cell office:value-type="float" office:value="0.07894737" calcext:value-type="float">
            <text:p>0.079 <text:s text:c="3"/></text:p>
          </table:table-cell>
          <table:table-cell office:value-type="float" office:value="0.09090909" calcext:value-type="float">
            <text:p>0.091 <text:s text:c="3"/></text:p>
          </table:table-cell>
          <table:table-cell table:formula="of:=AVERAGE([.B5:.E5])" office:value-type="float" office:value="0.16430754825" calcext:value-type="float">
            <text:p>0.164 <text:s text:c="3"/></text:p>
          </table:table-cell>
          <table:table-cell table:formula="of:=COM.MICROSOFT.STDEV.S([.B5:.E5])" office:value-type="float" office:value="0.18071681018219" calcext:value-type="float">
            <text:p>0.181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.045454545" calcext:value-type="float">
            <text:p>0.045 <text:s text:c="3"/></text:p>
          </table:table-cell>
          <table:table-cell office:value-type="float" office:value="0.36363636" calcext:value-type="float">
            <text:p>0.364 <text:s text:c="3"/></text:p>
          </table:table-cell>
          <table:table-cell office:value-type="float" office:value="0.13157895" calcext:value-type="float">
            <text:p>0.132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6:.E6])" office:value-type="float" office:value="0.13516746375" calcext:value-type="float">
            <text:p>0.135 <text:s text:c="3"/></text:p>
          </table:table-cell>
          <table:table-cell table:formula="of:=COM.MICROSOFT.STDEV.S([.B6:.E6])" office:value-type="float" office:value="0.161791599526344" calcext:value-type="float">
            <text:p>0.162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.007575758" calcext:value-type="float">
            <text:p>0.008 <text:s text:c="3"/></text:p>
          </table:table-cell>
          <table:table-cell office:value-type="float" office:value="0.18181818" calcext:value-type="float">
            <text:p>0.182 <text:s text:c="3"/></text:p>
          </table:table-cell>
          <table:table-cell table:number-columns-repeated="2" office:value-type="float" office:value="0" calcext:value-type="float">
            <text:p>- <text:s text:c="3"/></text:p>
          </table:table-cell>
          <table:table-cell table:formula="of:=AVERAGE([.B7:.E7])" office:value-type="float" office:value="0.0473484845" calcext:value-type="float">
            <text:p>0.047 <text:s text:c="3"/></text:p>
          </table:table-cell>
          <table:table-cell table:formula="of:=COM.MICROSOFT.STDEV.S([.B7:.E7])" office:value-type="float" office:value="0.0897175693495984" calcext:value-type="float">
            <text:p>0.090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.03030303" calcext:value-type="float">
            <text:p>0.030 <text:s text:c="3"/></text:p>
          </table:table-cell>
          <table:table-cell office:value-type="float" office:value="0.23232323" calcext:value-type="float">
            <text:p>0.232 <text:s text:c="3"/></text:p>
          </table:table-cell>
          <table:table-cell office:value-type="float" office:value="0.02631579" calcext:value-type="float">
            <text:p>0.026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8:.E8])" office:value-type="float" office:value="0.0722355125" calcext:value-type="float">
            <text:p>0.072 <text:s text:c="3"/></text:p>
          </table:table-cell>
          <table:table-cell table:formula="of:=COM.MICROSOFT.STDEV.S([.B8:.E8])" office:value-type="float" office:value="0.10756858364719" calcext:value-type="float">
            <text:p>0.108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table:number-columns-repeated="2" office:value-type="float" office:value="0" calcext:value-type="float">
            <text:p>- <text:s text:c="3"/></text:p>
          </table:table-cell>
          <table:table-cell office:value-type="float" office:value="0.02631579" calcext:value-type="float">
            <text:p>0.026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9:.E9])" office:value-type="float" office:value="0.0065789475" calcext:value-type="float">
            <text:p>0.007 <text:s text:c="3"/></text:p>
          </table:table-cell>
          <table:table-cell table:formula="of:=COM.MICROSOFT.STDEV.S([.B9:.E9])" office:value-type="float" office:value="0.013157895" calcext:value-type="float">
            <text:p>0.013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.007575758" calcext:value-type="float">
            <text:p>0.008 <text:s text:c="3"/></text:p>
          </table:table-cell>
          <table:table-cell office:value-type="float" office:value="0.15151515" calcext:value-type="float">
            <text:p>0.152 <text:s text:c="3"/></text:p>
          </table:table-cell>
          <table:table-cell office:value-type="float" office:value="0.02631579" calcext:value-type="float">
            <text:p>0.026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10:.E10])" office:value-type="float" office:value="0.0463516745" calcext:value-type="float">
            <text:p>0.046 <text:s text:c="3"/></text:p>
          </table:table-cell>
          <table:table-cell table:formula="of:=COM.MICROSOFT.STDEV.S([.B10:.E10])" office:value-type="float" office:value="0.0709761525122003" calcext:value-type="float">
            <text:p>0.071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.053030303" calcext:value-type="float">
            <text:p>0.053 <text:s text:c="3"/></text:p>
          </table:table-cell>
          <table:table-cell office:value-type="float" office:value="0.38383838" calcext:value-type="float">
            <text:p>0.384 <text:s text:c="3"/></text:p>
          </table:table-cell>
          <table:table-cell office:value-type="float" office:value="0.05263158" calcext:value-type="float">
            <text:p>0.053 <text:s text:c="3"/></text:p>
          </table:table-cell>
          <table:table-cell office:value-type="float" office:value="0.06060606" calcext:value-type="float">
            <text:p>0.061 <text:s text:c="3"/></text:p>
          </table:table-cell>
          <table:table-cell table:formula="of:=AVERAGE([.B11:.E11])" office:value-type="float" office:value="0.13752658075" calcext:value-type="float">
            <text:p>0.138 <text:s text:c="3"/></text:p>
          </table:table-cell>
          <table:table-cell table:formula="of:=COM.MICROSOFT.STDEV.S([.B11:.E11])" office:value-type="float" office:value="0.164248846843411" calcext:value-type="float">
            <text:p>0.164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015151515" calcext:value-type="float">
            <text:p>0.015 <text:s text:c="3"/></text:p>
          </table:table-cell>
          <table:table-cell office:value-type="float" office:value="0.25252525" calcext:value-type="float">
            <text:p>0.253 <text:s text:c="3"/></text:p>
          </table:table-cell>
          <table:table-cell office:value-type="float" office:value="0.23684211" calcext:value-type="float">
            <text:p>0.237 <text:s text:c="3"/></text:p>
          </table:table-cell>
          <table:table-cell office:value-type="float" office:value="0.06060606" calcext:value-type="float">
            <text:p>0.061 <text:s text:c="3"/></text:p>
          </table:table-cell>
          <table:table-cell table:formula="of:=AVERAGE([.B12:.E12])" office:value-type="float" office:value="0.14128123375" calcext:value-type="float">
            <text:p>0.141 <text:s text:c="3"/></text:p>
          </table:table-cell>
          <table:table-cell table:formula="of:=COM.MICROSOFT.STDEV.S([.B12:.E12])" office:value-type="float" office:value="0.121001793144626" calcext:value-type="float">
            <text:p>0.121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022727273" calcext:value-type="float">
            <text:p>0.023 <text:s text:c="3"/></text:p>
          </table:table-cell>
          <table:table-cell office:value-type="float" office:value="0.34343434" calcext:value-type="float">
            <text:p>0.343 <text:s text:c="3"/></text:p>
          </table:table-cell>
          <table:table-cell office:value-type="float" office:value="0.23684211" calcext:value-type="float">
            <text:p>0.237 <text:s text:c="3"/></text:p>
          </table:table-cell>
          <table:table-cell office:value-type="float" office:value="0.03030303" calcext:value-type="float">
            <text:p>0.030 <text:s text:c="3"/></text:p>
          </table:table-cell>
          <table:table-cell table:formula="of:=AVERAGE([.B13:.E13])" office:value-type="float" office:value="0.15832668825" calcext:value-type="float">
            <text:p>0.158 <text:s text:c="3"/></text:p>
          </table:table-cell>
          <table:table-cell table:formula="of:=COM.MICROSOFT.STDEV.S([.B13:.E13])" office:value-type="float" office:value="0.158331690528496" calcext:value-type="float">
            <text:p>0.158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037878788" calcext:value-type="float">
            <text:p>0.038 <text:s text:c="3"/></text:p>
          </table:table-cell>
          <table:table-cell office:value-type="float" office:value="0.33333333" calcext:value-type="float">
            <text:p>0.333 <text:s text:c="3"/></text:p>
          </table:table-cell>
          <table:table-cell office:value-type="float" office:value="0.21052632" calcext:value-type="float">
            <text:p>0.211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14:.E14])" office:value-type="float" office:value="0.1454346095" calcext:value-type="float">
            <text:p>0.145 <text:s text:c="3"/></text:p>
          </table:table-cell>
          <table:table-cell table:formula="of:=COM.MICROSOFT.STDEV.S([.B14:.E14])" office:value-type="float" office:value="0.1552013104759" calcext:value-type="float">
            <text:p>0.155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03030303" calcext:value-type="float">
            <text:p>0.030 <text:s text:c="3"/></text:p>
          </table:table-cell>
          <table:table-cell office:value-type="float" office:value="0.27272727" calcext:value-type="float">
            <text:p>0.273 <text:s text:c="3"/></text:p>
          </table:table-cell>
          <table:table-cell office:value-type="float" office:value="0.13157895" calcext:value-type="float">
            <text:p>0.132 <text:s text:c="3"/></text:p>
          </table:table-cell>
          <table:table-cell office:value-type="float" office:value="0.03030303" calcext:value-type="float">
            <text:p>0.030 <text:s text:c="3"/></text:p>
          </table:table-cell>
          <table:table-cell table:formula="of:=AVERAGE([.B15:.E15])" office:value-type="float" office:value="0.11622807" calcext:value-type="float">
            <text:p>0.116 <text:s text:c="3"/></text:p>
          </table:table-cell>
          <table:table-cell table:formula="of:=COM.MICROSOFT.STDEV.S([.B15:.E15])" office:value-type="float" office:value="0.114737198436859" calcext:value-type="float">
            <text:p>0.115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03030303" calcext:value-type="float">
            <text:p>0.030 <text:s text:c="3"/></text:p>
          </table:table-cell>
          <table:table-cell office:value-type="float" office:value="0.32323232" calcext:value-type="float">
            <text:p>0.323 <text:s text:c="3"/></text:p>
          </table:table-cell>
          <table:table-cell office:value-type="float" office:value="0.10526316" calcext:value-type="float">
            <text:p>0.105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16:.E16])" office:value-type="float" office:value="0.1146996275" calcext:value-type="float">
            <text:p>0.115 <text:s text:c="3"/></text:p>
          </table:table-cell>
          <table:table-cell table:formula="of:=COM.MICROSOFT.STDEV.S([.B16:.E16])" office:value-type="float" office:value="0.145892335848956" calcext:value-type="float">
            <text:p>0.146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075757576" calcext:value-type="float">
            <text:p>0.076 <text:s text:c="3"/></text:p>
          </table:table-cell>
          <table:table-cell office:value-type="float" office:value="0.34343434" calcext:value-type="float">
            <text:p>0.343 <text:s text:c="3"/></text:p>
          </table:table-cell>
          <table:table-cell office:value-type="float" office:value="0.10526316" calcext:value-type="float">
            <text:p>0.105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17:.E17])" office:value-type="float" office:value="0.131113769" calcext:value-type="float">
            <text:p>0.131 <text:s text:c="3"/></text:p>
          </table:table-cell>
          <table:table-cell table:formula="of:=COM.MICROSOFT.STDEV.S([.B17:.E17])" office:value-type="float" office:value="0.148327798451353" calcext:value-type="float">
            <text:p>0.148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022727273" calcext:value-type="float">
            <text:p>0.023 <text:s text:c="3"/></text:p>
          </table:table-cell>
          <table:table-cell office:value-type="float" office:value="0.35353535" calcext:value-type="float">
            <text:p>0.354 <text:s text:c="3"/></text:p>
          </table:table-cell>
          <table:table-cell office:value-type="float" office:value="0.15789474" calcext:value-type="float">
            <text:p>0.158 <text:s text:c="3"/></text:p>
          </table:table-cell>
          <table:table-cell office:value-type="float" office:value="0.03030303" calcext:value-type="float">
            <text:p>0.030 <text:s text:c="3"/></text:p>
          </table:table-cell>
          <table:table-cell table:formula="of:=AVERAGE([.B18:.E18])" office:value-type="float" office:value="0.14111509825" calcext:value-type="float">
            <text:p>0.141 <text:s text:c="3"/></text:p>
          </table:table-cell>
          <table:table-cell table:formula="of:=COM.MICROSOFT.STDEV.S([.B18:.E18])" office:value-type="float" office:value="0.154595074703841" calcext:value-type="float">
            <text:p>0.155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037878788" calcext:value-type="float">
            <text:p>0.038 <text:s text:c="3"/></text:p>
          </table:table-cell>
          <table:table-cell office:value-type="float" office:value="0.34343434" calcext:value-type="float">
            <text:p>0.343 <text:s text:c="3"/></text:p>
          </table:table-cell>
          <table:table-cell office:value-type="float" office:value="0.13157895" calcext:value-type="float">
            <text:p>0.132 <text:s text:c="3"/></text:p>
          </table:table-cell>
          <table:table-cell office:value-type="float" office:value="0.06060606" calcext:value-type="float">
            <text:p>0.061 <text:s text:c="3"/></text:p>
          </table:table-cell>
          <table:table-cell table:formula="of:=AVERAGE([.B19:.E19])" office:value-type="float" office:value="0.1433745345" calcext:value-type="float">
            <text:p>0.143 <text:s text:c="3"/></text:p>
          </table:table-cell>
          <table:table-cell table:formula="of:=COM.MICROSOFT.STDEV.S([.B19:.E19])" office:value-type="float" office:value="0.139215701330757" calcext:value-type="float">
            <text:p>0.139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022727273" calcext:value-type="float">
            <text:p>0.023 <text:s text:c="3"/></text:p>
          </table:table-cell>
          <table:table-cell office:value-type="float" office:value="0.24242424" calcext:value-type="float">
            <text:p>0.242 <text:s text:c="3"/></text:p>
          </table:table-cell>
          <table:table-cell office:value-type="float" office:value="0.10526316" calcext:value-type="float">
            <text:p>0.105 <text:s text:c="3"/></text:p>
          </table:table-cell>
          <table:table-cell office:value-type="float" office:value="0.06060606" calcext:value-type="float">
            <text:p>0.061 <text:s text:c="3"/></text:p>
          </table:table-cell>
          <table:table-cell table:formula="of:=AVERAGE([.B20:.E20])" office:value-type="float" office:value="0.10775518325" calcext:value-type="float">
            <text:p>0.108 <text:s text:c="3"/></text:p>
          </table:table-cell>
          <table:table-cell table:formula="of:=COM.MICROSOFT.STDEV.S([.B20:.E20])" office:value-type="float" office:value="0.0959075081707006" calcext:value-type="float">
            <text:p>0.096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037878788" calcext:value-type="float">
            <text:p>0.038 <text:s text:c="3"/></text:p>
          </table:table-cell>
          <table:table-cell office:value-type="float" office:value="0.11111111" calcext:value-type="float">
            <text:p>0.111 <text:s text:c="3"/></text:p>
          </table:table-cell>
          <table:table-cell office:value-type="float" office:value="0.05263158" calcext:value-type="float">
            <text:p>0.053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21:.E21])" office:value-type="float" office:value="0.0504053695" calcext:value-type="float">
            <text:p>0.050 <text:s text:c="3"/></text:p>
          </table:table-cell>
          <table:table-cell table:formula="of:=COM.MICROSOFT.STDEV.S([.B21:.E21])" office:value-type="float" office:value="0.0461438311563287" calcext:value-type="float">
            <text:p>0.046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068181818" calcext:value-type="float">
            <text:p>0.068 <text:s text:c="3"/></text:p>
          </table:table-cell>
          <table:table-cell office:value-type="float" office:value="0.07070707" calcext:value-type="float">
            <text:p>0.071 <text:s text:c="3"/></text:p>
          </table:table-cell>
          <table:table-cell office:value-type="float" office:value="0.10526316" calcext:value-type="float">
            <text:p>0.105 <text:s text:c="3"/></text:p>
          </table:table-cell>
          <table:table-cell office:value-type="float" office:value="0.03030303" calcext:value-type="float">
            <text:p>0.030 <text:s text:c="3"/></text:p>
          </table:table-cell>
          <table:table-cell table:formula="of:=AVERAGE([.B22:.E22])" office:value-type="float" office:value="0.0686137695" calcext:value-type="float">
            <text:p>0.069 <text:s text:c="3"/></text:p>
          </table:table-cell>
          <table:table-cell table:formula="of:=COM.MICROSOFT.STDEV.S([.B22:.E22])" office:value-type="float" office:value="0.0306347247098235" calcext:value-type="float">
            <text:p>0.031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106060606" calcext:value-type="float">
            <text:p>0.106 <text:s text:c="3"/></text:p>
          </table:table-cell>
          <table:table-cell office:value-type="float" office:value="0.16161616" calcext:value-type="float">
            <text:p>0.162 <text:s text:c="3"/></text:p>
          </table:table-cell>
          <table:table-cell office:value-type="float" office:value="0.10526316" calcext:value-type="float">
            <text:p>0.105 <text:s text:c="3"/></text:p>
          </table:table-cell>
          <table:table-cell office:value-type="float" office:value="0" calcext:value-type="float">
            <text:p>- <text:s text:c="3"/></text:p>
          </table:table-cell>
          <table:table-cell table:formula="of:=AVERAGE([.B23:.E23])" office:value-type="float" office:value="0.0932349815" calcext:value-type="float">
            <text:p>0.093 <text:s text:c="3"/></text:p>
          </table:table-cell>
          <table:table-cell table:formula="of:=COM.MICROSOFT.STDEV.S([.B23:.E23])" office:value-type="float" office:value="0.0675226408206834" calcext:value-type="float">
            <text:p>0.068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6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2" style:volatile="true" number:language="es" number:country="MX">
      <loext:text> </loext:text>
      <loext:fill-character> </loext:fill-character>
      <number:text>- </number:text>
    </number:number-style>
    <number:text-style style:name="N10127" number:language="es" number:country="MX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8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28" number:language="es" number:country="MX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9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9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9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9" number:language="es" number:country="MX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03:08:32.3875922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3:02:17.199794830</meta:creation-date>
    <dc:date>2017-03-29T03:08:51.178278556</dc:date>
    <meta:editing-duration>PT3M44S</meta:editing-duration>
    <meta:editing-cycles>2</meta:editing-cycles>
    <meta:generator>LibreOffice/5.1.6.2$Linux_x86 LibreOffice_project/10m0$Build-2</meta:generator>
    <meta:document-statistic meta:table-count="1" meta:cell-count="158" meta:object-count="0"/>
  </office:meta>
</office:document-meta>
</file>